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system" style:font-pitch="variable"/>
    <style:font-face style:name="UmePlus P Gothic" svg:font-family="'UmePlus P Gothic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1.071cm"/>
    </style:style>
    <style:style style:name="co3" style:family="table-column">
      <style:table-column-properties fo:break-before="auto" style:column-width="0.688cm"/>
    </style:style>
    <style:style style:name="co4" style:family="table-column">
      <style:table-column-properties fo:break-before="auto" style:column-width="1.859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2.466cm"/>
    </style:style>
    <style:style style:name="co8" style:family="table-column">
      <style:table-column-properties fo:break-before="auto" style:column-width="1.088cm"/>
    </style:style>
    <style:style style:name="ro1" style:family="table-row">
      <style:table-row-properties style:row-height="0.4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2" style:family="table-cell" style:parent-style-name="Default">
      <style:table-cell-properties fo:background-color="#d0d0d0" style:text-align-source="fix" style:repeat-content="false" fo:border="0.06pt solid #000000"/>
      <style:paragraph-properties fo:text-align="center" fo:margin-left="0cm"/>
    </style:style>
    <style:style style:name="ce4" style:family="table-cell" style:parent-style-name="Default" style:data-style-name="N100">
      <style:table-cell-properties fo:background-color="#00ffff" style:text-align-source="fix" style:repeat-content="false" fo:border="0.06pt solid #000000" style:vertical-align="middle"/>
      <style:paragraph-properties fo:text-align="center" fo:margin-left="0cm"/>
    </style:style>
    <style:style style:name="ce11" style:family="table-cell" style:parent-style-name="Default" style:data-style-name="N100">
      <style:table-cell-properties fo:background-color="#00ffff" style:text-align-source="fix" style:repeat-content="false" fo:border="0.06pt solid #000000"/>
      <style:paragraph-properties fo:text-align="center" fo:margin-left="0cm"/>
    </style:style>
    <style:style style:name="ce6" style:family="table-cell" style:parent-style-name="Default">
      <style:table-cell-properties fo:background-color="#00ffff" style:text-align-source="fix" style:repeat-content="false" fo:border="0.06pt solid #000000"/>
      <style:paragraph-properties fo:text-align="center" fo:margin-left="0cm"/>
    </style:style>
    <style:style style:name="ce7" style:family="table-cell" style:parent-style-name="Default" style:data-style-name="N100">
      <style:table-cell-properties fo:background-color="#7ffe00" style:text-align-source="fix" style:repeat-content="false" fo:border="0.06pt solid #000000" style:vertical-align="middle"/>
      <style:paragraph-properties fo:text-align="center" fo:margin-left="0cm"/>
    </style:style>
    <style:style style:name="ce14" style:family="table-cell" style:parent-style-name="Default" style:data-style-name="N100">
      <style:table-cell-properties fo:background-color="#7ffe00" style:text-align-source="fix" style:repeat-content="false" fo:border="0.06pt solid #000000"/>
      <style:paragraph-properties fo:text-align="center" fo:margin-left="0cm"/>
    </style:style>
    <style:style style:name="ce9" style:family="table-cell" style:parent-style-name="Default">
      <style:table-cell-properties fo:background-color="#7ffe00" style:text-align-source="fix" style:repeat-content="false" fo:border="0.06pt solid #000000"/>
      <style:paragraph-properties fo:text-align="center" fo:margin-left="0cm"/>
    </style:style>
    <style:style style:name="ce10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trend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6"/>
        <table:table-column table:style-name="co5" table:number-columns-repeated="2" table:default-cell-style-name="ce9"/>
        <table:table-column table:style-name="co4" table:default-cell-style-name="ce9"/>
        <table:table-column table:style-name="co4" table:number-columns-repeated="2" table:default-cell-style-name="ce6"/>
        <table:table-column table:style-name="co6" table:default-cell-style-name="ce9"/>
        <table:table-column table:style-name="co6" table:default-cell-style-name="ce6"/>
        <table:table-column table:style-name="co6" table:default-cell-style-name="ce9"/>
        <table:table-column table:style-name="co6" table:number-columns-repeated="2" table:default-cell-style-name="ce6"/>
        <table:table-column table:style-name="co7" table:default-cell-style-name="ce9"/>
        <table:table-column table:style-name="co6" table:default-cell-style-name="ce6"/>
        <table:table-column table:style-name="co8" table:default-cell-style-name="ce2"/>
        <table:table-column table:style-name="co6" table:default-cell-style-name="ce1"/>
        <table:table-row table:style-name="ro1">
          <table:table-cell table:style-name="Default" table:number-columns-repeated="3"/>
          <table:table-cell table:style-name="ce4" office:value-type="string" calcext:value-type="string" table:number-columns-spanned="2" table:number-rows-spanned="1">
            <text:p>2016年度</text:p>
          </table:table-cell>
          <table:covered-table-cell table:style-name="ce11"/>
          <table:table-cell table:style-name="ce7" office:value-type="string" calcext:value-type="string" table:number-columns-spanned="3" table:number-rows-spanned="1">
            <text:p>2017年度</text:p>
          </table:table-cell>
          <table:covered-table-cell table:number-columns-repeated="2" table:style-name="ce14"/>
          <table:table-cell table:style-name="ce4" office:value-type="string" calcext:value-type="string" table:number-columns-spanned="2" table:number-rows-spanned="1">
            <text:p>2018年度</text:p>
          </table:table-cell>
          <table:covered-table-cell table:style-name="ce11"/>
          <table:table-cell table:style-name="ce14" office:value-type="string" calcext:value-type="string">
            <text:p>2019</text:p>
          </table:table-cell>
          <table:table-cell table:style-name="ce11" office:value-type="string" calcext:value-type="string">
            <text:p>2020</text:p>
          </table:table-cell>
          <table:table-cell table:style-name="ce14" office:value-type="string" calcext:value-type="string">
            <text:p>2021</text:p>
          </table:table-cell>
          <table:table-cell table:style-name="ce4" office:value-type="string" calcext:value-type="string" table:number-columns-spanned="2" table:number-rows-spanned="1">
            <text:p>2022年度</text:p>
          </table:table-cell>
          <table:covered-table-cell table:style-name="ce11"/>
          <table:table-cell table:style-name="ce14" office:value-type="string" calcext:value-type="string">
            <text:p>2023</text:p>
          </table:table-cell>
          <table:table-cell table:style-name="ce11" office:value-type="string" calcext:value-type="string">
            <text:p>2024</text:p>
          </table:table-cell>
          <table:table-cell table:style-name="ce10"/>
          <table:table-cell table:style-name="Default"/>
        </table:table-row>
        <table:table-row table:style-name="ro2">
          <table:table-cell table:style-name="Default" table:number-columns-repeated="3"/>
          <table:table-cell table:style-name="ce11" office:value-type="string" calcext:value-type="string">
            <text:p>7/13</text:p>
          </table:table-cell>
          <table:table-cell table:style-name="ce11" office:value-type="string" calcext:value-type="string">
            <text:p>7/20</text:p>
          </table:table-cell>
          <table:table-cell table:style-name="ce14" office:value-type="string" calcext:value-type="string">
            <text:p>7/3</text:p>
          </table:table-cell>
          <table:table-cell table:style-name="ce14" office:value-type="string" calcext:value-type="string">
            <text:p>7/4</text:p>
          </table:table-cell>
          <table:table-cell table:style-name="ce14" office:value-type="string" calcext:value-type="string">
            <text:p>9/21</text:p>
          </table:table-cell>
          <table:table-cell table:style-name="ce11" office:value-type="string" calcext:value-type="string">
            <text:p>7/10</text:p>
          </table:table-cell>
          <table:table-cell table:style-name="ce11" office:value-type="string" calcext:value-type="string">
            <text:p>7/12</text:p>
          </table:table-cell>
          <table:table-cell table:style-name="ce14" office:value-type="string" calcext:value-type="string">
            <text:p>6/11</text:p>
          </table:table-cell>
          <table:table-cell table:style-name="ce11" office:value-type="string" calcext:value-type="string">
            <text:p>9/1</text:p>
          </table:table-cell>
          <table:table-cell table:style-name="ce14" office:value-type="string" calcext:value-type="string">
            <text:p>10/6</text:p>
          </table:table-cell>
          <table:table-cell table:style-name="ce11" office:value-type="string" calcext:value-type="string">
            <text:p>11/11</text:p>
          </table:table-cell>
          <table:table-cell table:style-name="ce11" office:value-type="string" calcext:value-type="string">
            <text:p>1/27</text:p>
          </table:table-cell>
          <table:table-cell table:style-name="ce14" office:value-type="string" calcext:value-type="string">
            <text:p>8/1</text:p>
          </table:table-cell>
          <table:table-cell table:style-name="ce11" office:value-type="string" calcext:value-type="string">
            <text:p>8/1</text:p>
          </table:table-cell>
          <table:table-cell table:style-name="ce10"/>
          <table:table-cell table:style-name="Default"/>
        </table:table-row>
        <table:table-row table:style-name="ro2">
          <table:table-cell office:value-type="string" calcext:value-type="string">
            <text:p>text</text:p>
          </table:table-cell>
          <table:table-cell office:value-type="string" calcext:value-type="string">
            <text:p>page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計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8"/>
          <table:table-cell table:formula="of:=SUM([.D4:.R4])" office:value-type="float" office:value="2" calcext:value-type="float">
            <text:p>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9"/>
          <table:table-cell table:formula="of:=SUM([.D5:.R5])" office:value-type="float" office:value="2" calcext:value-type="float">
            <text:p>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8"/>
          <table:table-cell table:formula="of:=SUM([.D6:.R6])" office:value-type="float" office:value="2" calcext:value-type="float">
            <text:p>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"/>
          <table:table-cell table:formula="of:=SUM([.D7:.R7])" office:value-type="float" office:value="2" calcext:value-type="float">
            <text:p>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7"/>
          <table:table-cell table:formula="of:=SUM([.D8:.R8])" office:value-type="float" office:value="2" calcext:value-type="float">
            <text:p>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5"/>
          <table:table-cell table:formula="of:=SUM([.D9:.R9])" office:value-type="float" office:value="2" calcext:value-type="float">
            <text:p>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6"/>
          <table:table-cell table:formula="of:=SUM([.D10:.R10])" office:value-type="float" office:value="2" calcext:value-type="float">
            <text:p>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D11:.R11])" office:value-type="float" office:value="2" calcext:value-type="float">
            <text:p>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formula="of:=SUM([.D12:.R12])" office:value-type="float" office:value="2" calcext:value-type="float">
            <text:p>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4"/>
          <table:table-cell table:formula="of:=SUM([.D13:.R13])" office:value-type="float" office:value="2" calcext:value-type="float">
            <text:p>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1"/>
          <table:table-cell table:formula="of:=SUM([.D14:.R14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1"/>
          <table:table-cell table:formula="of:=SUM([.D15:.R15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"/>
          <table:table-cell table:formula="of:=SUM([.D16:.R16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6"/>
          <table:table-cell table:formula="of:=SUM([.D17:.R17])" office:value-type="float" office:value="2" calcext:value-type="float">
            <text:p>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"/>
          <table:table-cell table:formula="of:=SUM([.D18:.R18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"/>
          <table:table-cell table:formula="of:=SUM([.D19:.R19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9"/>
          <table:table-cell table:formula="of:=SUM([.D20:.R20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9"/>
          <table:table-cell table:formula="of:=SUM([.D21:.R21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8"/>
          <table:table-cell table:formula="of:=SUM([.D22:.R22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8"/>
          <table:table-cell table:formula="of:=SUM([.D23:.R23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6"/>
          <table:table-cell table:formula="of:=SUM([.D24:.R24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5"/>
          <table:table-cell table:formula="of:=SUM([.D25:.R25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4"/>
          <table:table-cell table:formula="of:=SUM([.D26:.R26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D27:.R27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28:.R28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29:.R29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/>
          <table:table-cell table:formula="of:=SUM([.D30:.R30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/>
          <table:table-cell table:formula="of:=SUM([.D31:.R31])" office:value-type="float" office:value="1" calcext:value-type="float">
            <text:p>1</text:p>
          </table:table-cell>
        </table:table-row>
        <table:table-row table:style-name="ro2">
          <table:table-cell table:style-name="ce2" office:value-type="string" calcext:value-type="string">
            <text:p>text</text:p>
          </table:table-cell>
          <table:table-cell table:style-name="ce2" office:value-type="string" calcext:value-type="string">
            <text:p>page</text:p>
          </table:table-cell>
          <table:table-cell table:style-name="ce2" office:value-type="string" calcext:value-type="string">
            <text:p>no</text:p>
          </table:table-cell>
          <table:table-cell table:style-name="ce2" table:number-columns-repeated="14"/>
          <table:table-cell/>
          <table:table-cell table:style-name="ce2"/>
        </table:table-row>
        <table:table-row table:style-name="ro2"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9"/>
          <table:table-cell table:formula="of:=SUM([.D33:.R33])" office:value-type="float" office:value="2" calcext:value-type="float">
            <text:p>2</text:p>
          </table:table-cell>
        </table:table-row>
        <table:table-row table:style-name="ro2"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7"/>
          <table:table-cell table:formula="of:=SUM([.D34:.R34])" office:value-type="float" office:value="2" calcext:value-type="float">
            <text:p>2</text:p>
          </table:table-cell>
        </table:table-row>
        <table:table-row table:style-name="ro2"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5"/>
          <table:table-cell table:formula="of:=SUM([.D35:.R35])" office:value-type="float" office:value="2" calcext:value-type="float">
            <text:p>2</text:p>
          </table:table-cell>
        </table:table-row>
        <table:table-row table:style-name="ro2"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6"/>
          <table:table-cell table:formula="of:=SUM([.D36:.R36])" office:value-type="float" office:value="2" calcext:value-type="float">
            <text:p>2</text:p>
          </table:table-cell>
        </table:table-row>
        <table:table-row table:style-name="ro2"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8"/>
          <table:table-cell table:formula="of:=SUM([.D37:.R37])" office:value-type="float" office:value="2" calcext:value-type="float">
            <text:p>2</text:p>
          </table:table-cell>
        </table:table-row>
        <table:table-row table:style-name="ro2"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7"/>
          <table:table-cell table:formula="of:=SUM([.D38:.R38])" office:value-type="float" office:value="2" calcext:value-type="float">
            <text:p>2</text:p>
          </table:table-cell>
        </table:table-row>
        <table:table-row table:style-name="ro2"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4"/>
          <table:table-cell table:formula="of:=SUM([.D39:.R39])" office:value-type="float" office:value="2" calcext:value-type="float">
            <text:p>2</text:p>
          </table:table-cell>
        </table:table-row>
        <table:table-row table:style-name="ro2"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7"/>
          <table:table-cell table:formula="of:=SUM([.D40:.R40])" office:value-type="float" office:value="2" calcext:value-type="float">
            <text:p>2</text:p>
          </table:table-cell>
        </table:table-row>
        <table:table-row table:style-name="ro2">
          <table:table-cell table:number-columns-repeated="2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D41:.R41])" office:value-type="float" office:value="2" calcext:value-type="float">
            <text:p>2</text:p>
          </table:table-cell>
        </table:table-row>
        <table:table-row table:style-name="ro2"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8"/>
          <table:table-cell table:formula="of:=SUM([.D42:.R42])" office:value-type="float" office:value="2" calcext:value-type="float">
            <text:p>2</text:p>
          </table:table-cell>
        </table:table-row>
        <table:table-row table:style-name="ro2">
          <table:table-cell table:number-columns-repeated="2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3"/>
          <table:table-cell table:formula="of:=SUM([.D43:.R43])"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"/>
          <table:table-cell table:formula="of:=SUM([.D44:.R44])" office:value-type="float" office:value="2" calcext:value-type="float">
            <text:p>2</text:p>
          </table:table-cell>
        </table:table-row>
        <table:table-row table:style-name="ro2">
          <table:table-cell table:number-columns-repeated="2"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  <table:table-cell table:formula="of:=SUM([.D45:.R45])"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  <table:table-cell table:formula="of:=SUM([.D46:.R46])"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  <table:table-cell table:formula="of:=SUM([.D47:.R47])"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1"/>
          <table:table-cell table:formula="of:=SUM([.D48:.R48])"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1"/>
          <table:table-cell table:formula="of:=SUM([.D49:.R49])"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1"/>
          <table:table-cell table:formula="of:=SUM([.D50:.R50])"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"/>
          <table:table-cell table:formula="of:=SUM([.D51:.R51])"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"/>
          <table:table-cell table:formula="of:=SUM([.D52:.R52])"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6"/>
          <table:table-cell table:formula="of:=SUM([.D53:.R53])"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5"/>
          <table:table-cell table:formula="of:=SUM([.D54:.R54])"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4"/>
          <table:table-cell table:formula="of:=SUM([.D55:.R55])"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D56:.R56])"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57:.R57])"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58:.R58])"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/>
          <table:table-cell table:formula="of:=SUM([.D59:.R59])"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/>
          <table:table-cell table:formula="of:=SUM([.D60:.R60])" office:value-type="float" office:value="1" calcext:value-type="float">
            <text:p>1</text:p>
          </table:table-cell>
        </table:table-row>
        <table:table-row table:style-name="ro2">
          <table:table-cell table:style-name="ce2" office:value-type="string" calcext:value-type="string">
            <text:p>text</text:p>
          </table:table-cell>
          <table:table-cell table:style-name="ce2" office:value-type="string" calcext:value-type="string">
            <text:p>page</text:p>
          </table:table-cell>
          <table:table-cell table:style-name="ce2" office:value-type="string" calcext:value-type="string">
            <text:p>no</text:p>
          </table:table-cell>
          <table:table-cell table:style-name="ce2" table:number-columns-repeated="14"/>
          <table:table-cell/>
          <table:table-cell table:style-name="ce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7"/>
          <table:table-cell table:formula="of:=SUM([.D62:.R62])" office:value-type="float" office:value="2" calcext:value-type="float">
            <text:p>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D63:.R63])" office:value-type="float" office:value="2" calcext:value-type="float">
            <text:p>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/>
          <table:table-cell table:formula="of:=SUM([.D64:.R64])" office:value-type="float" office:value="2" calcext:value-type="float">
            <text:p>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65:.R65])" office:value-type="float" office:value="2" calcext:value-type="float">
            <text:p>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1"/>
          <table:table-cell table:formula="of:=SUM([.D66:.R66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1"/>
          <table:table-cell table:formula="of:=SUM([.D67:.R67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"/>
          <table:table-cell table:formula="of:=SUM([.D68:.R68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"/>
          <table:table-cell table:formula="of:=SUM([.D69:.R69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"/>
          <table:table-cell table:formula="of:=SUM([.D70:.R70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9"/>
          <table:table-cell table:formula="of:=SUM([.D71:.R71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9"/>
          <table:table-cell table:formula="of:=SUM([.D72:.R72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8"/>
          <table:table-cell table:formula="of:=SUM([.D73:.R73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8"/>
          <table:table-cell table:formula="of:=SUM([.D74:.R74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7"/>
          <table:table-cell table:formula="of:=SUM([.D75:.R75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6"/>
          <table:table-cell table:formula="of:=SUM([.D76:.R76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6"/>
          <table:table-cell table:formula="of:=SUM([.D77:.R77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5"/>
          <table:table-cell table:formula="of:=SUM([.D78:.R78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5"/>
          <table:table-cell table:formula="of:=SUM([.D79:.R79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5"/>
          <table:table-cell table:formula="of:=SUM([.D80:.R80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4"/>
          <table:table-cell table:formula="of:=SUM([.D81:.R81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4"/>
          <table:table-cell table:formula="of:=SUM([.D82:.R82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4"/>
          <table:table-cell table:formula="of:=SUM([.D83:.R83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D84:.R84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D85:.R85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86:.R86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87:.R87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/>
          <table:table-cell table:formula="of:=SUM([.D88:.R88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/>
          <table:table-cell table:formula="of:=SUM([.D89:.R89])" office:value-type="float" office:value="1" calcext:value-type="float">
            <text:p>1</text:p>
          </table:table-cell>
        </table:table-row>
        <table:table-row table:style-name="ro2">
          <table:table-cell table:style-name="ce2" office:value-type="string" calcext:value-type="string">
            <text:p>text</text:p>
          </table:table-cell>
          <table:table-cell table:style-name="ce2" office:value-type="string" calcext:value-type="string">
            <text:p>page</text:p>
          </table:table-cell>
          <table:table-cell table:style-name="ce2" office:value-type="string" calcext:value-type="string">
            <text:p>no</text:p>
          </table:table-cell>
          <table:table-cell table:style-name="ce2" table:number-columns-repeated="14"/>
          <table:table-cell/>
          <table:table-cell table:style-name="ce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4"/>
          <table:table-cell table:formula="of:=SUM([.D91:.R91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92:.R92])" office:value-type="float" office:value="2" calcext:value-type="float">
            <text:p>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/>
          <table:table-cell table:formula="of:=SUM([.D93:.R93])" office:value-type="float" office:value="2" calcext:value-type="float">
            <text:p>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1"/>
          <table:table-cell table:formula="of:=SUM([.D94:.R94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"/>
          <table:table-cell table:formula="of:=SUM([.D95:.R95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9"/>
          <table:table-cell table:formula="of:=SUM([.D96:.R96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9"/>
          <table:table-cell table:formula="of:=SUM([.D97:.R97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8"/>
          <table:table-cell table:formula="of:=SUM([.D98:.R98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8"/>
          <table:table-cell table:formula="of:=SUM([.D99:.R99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7"/>
          <table:table-cell table:formula="of:=SUM([.D100:.R100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style-name="ce11" table:number-columns-repeated="2"/>
          <table:table-cell table:style-name="ce14" table:number-columns-repeated="3"/>
          <table:table-cell table:style-name="ce11"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formula="of:=SUM([.D101:.R101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7"/>
          <table:table-cell table:formula="of:=SUM([.D102:.R102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6"/>
          <table:table-cell table:formula="of:=SUM([.D103:.R103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6"/>
          <table:table-cell table:formula="of:=SUM([.D104:.R104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6"/>
          <table:table-cell table:formula="of:=SUM([.D105:.R105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5"/>
          <table:table-cell table:formula="of:=SUM([.D106:.R106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5"/>
          <table:table-cell table:formula="of:=SUM([.D107:.R107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5"/>
          <table:table-cell table:formula="of:=SUM([.D108:.R108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4"/>
          <table:table-cell table:formula="of:=SUM([.D109:.R109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4"/>
          <table:table-cell table:formula="of:=SUM([.D110:.R110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4"/>
          <table:table-cell table:formula="of:=SUM([.D111:.R111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D112:.R112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D113:.R113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D114:.R114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115:.R115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116:.R116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/>
          <table:table-cell table:formula="of:=SUM([.D117:.R117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/>
          <table:table-cell table:formula="of:=SUM([.D118:.R118])" office:value-type="float" office:value="1" calcext:value-type="float">
            <text:p>1</text:p>
          </table:table-cell>
        </table:table-row>
        <table:table-row table:style-name="ro2">
          <table:table-cell table:style-name="ce2" office:value-type="string" calcext:value-type="string">
            <text:p>text</text:p>
          </table:table-cell>
          <table:table-cell table:style-name="ce2" office:value-type="string" calcext:value-type="string">
            <text:p>page</text:p>
          </table:table-cell>
          <table:table-cell table:style-name="ce2" office:value-type="string" calcext:value-type="string">
            <text:p>no</text:p>
          </table:table-cell>
          <table:table-cell table:style-name="ce2" table:number-columns-repeated="14"/>
          <table:table-cell/>
          <table:table-cell table:style-name="ce2"/>
        </table:table-row>
        <table:table-row table:style-name="ro2">
          <table:table-cell table:style-name="Default" table:number-columns-repeated="2"/>
          <table:table-cell office:value-type="string" calcext:value-type="string">
            <text:p>計</text:p>
          </table:table-cell>
          <table:table-cell table:formula="of:=SUM([.D4:.D119])" office:value-type="float" office:value="10" calcext:value-type="float">
            <text:p>10</text:p>
          </table:table-cell>
          <table:table-cell table:formula="of:=SUM([.E4:.E119])" office:value-type="float" office:value="10" calcext:value-type="float">
            <text:p>10</text:p>
          </table:table-cell>
          <table:table-cell table:formula="of:=SUM([.F4:.F119])" office:value-type="float" office:value="10" calcext:value-type="float">
            <text:p>10</text:p>
          </table:table-cell>
          <table:table-cell table:formula="of:=SUM([.G4:.G119])" office:value-type="float" office:value="10" calcext:value-type="float">
            <text:p>10</text:p>
          </table:table-cell>
          <table:table-cell table:formula="of:=SUM([.H4:.H119])" office:value-type="float" office:value="10" calcext:value-type="float">
            <text:p>10</text:p>
          </table:table-cell>
          <table:table-cell table:formula="of:=SUM([.I4:.I119])" office:value-type="float" office:value="10" calcext:value-type="float">
            <text:p>10</text:p>
          </table:table-cell>
          <table:table-cell table:formula="of:=SUM([.J4:.J119])" office:value-type="float" office:value="10" calcext:value-type="float">
            <text:p>10</text:p>
          </table:table-cell>
          <table:table-cell table:formula="of:=SUM([.K4:.K119])" office:value-type="float" office:value="10" calcext:value-type="float">
            <text:p>10</text:p>
          </table:table-cell>
          <table:table-cell table:formula="of:=SUM([.L4:.L119])" office:value-type="float" office:value="10" calcext:value-type="float">
            <text:p>10</text:p>
          </table:table-cell>
          <table:table-cell table:formula="of:=SUM([.M4:.M119])" office:value-type="float" office:value="10" calcext:value-type="float">
            <text:p>10</text:p>
          </table:table-cell>
          <table:table-cell table:formula="of:=SUM([.N4:.N119])" office:value-type="float" office:value="10" calcext:value-type="float">
            <text:p>10</text:p>
          </table:table-cell>
          <table:table-cell table:formula="of:=SUM([.O4:.O119])" office:value-type="float" office:value="10" calcext:value-type="float">
            <text:p>10</text:p>
          </table:table-cell>
          <table:table-cell table:formula="of:=SUM([.P4:.P119])" office:value-type="float" office:value="10" calcext:value-type="float">
            <text:p>10</text:p>
          </table:table-cell>
          <table:table-cell table:formula="of:=SUM([.Q4:.Q119])" office:value-type="float" office:value="10" calcext:value-type="float">
            <text:p>10</text:p>
          </table:table-cell>
          <table:table-cell/>
          <table:table-cell table:formula="of:=SUM([.S4:.S119])" office:value-type="float" office:value="140" calcext:value-type="float">
            <text:p>14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system" style:font-pitch="variable"/>
    <style:font-face style:name="UmePlus P Gothic" svg:font-family="'UmePlus P Gothi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DejaVu Sans" style:font-size-asian="10pt" style:language-asian="ja" style:country-asian="JP" style:font-name-complex="TakaoPGothic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UmePlus P Gothic" style:font-family-asian="'UmePlus P Gothic'" style:font-family-generic-asian="system" style:font-pitch-asian="variable"/>
    </style:style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7-29T14:20:55.900451347</dc:date>
    <meta:editing-duration>PT7H37M53S</meta:editing-duration>
    <meta:editing-cycles>26</meta:editing-cycles>
    <meta:generator>LibreOffice/7.3.7.2$Linux_X86_64 LibreOffice_project/30$Build-2</meta:generator>
    <meta:document-statistic meta:table-count="1" meta:cell-count="657" meta:object-count="0"/>
  </office:meta>
</office:document-meta>
</file>